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3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88?]</text:p>
      <text:p text:style-name="P2">Month<text:tab/><text:tab/><text:tab/><text:tab/><text:tab/><text:tab/></text:p>
      <text:p text:style-name="P2">Year<text:tab/><text:tab/><text:tab/><text:tab/><text:tab/><text:tab/>[1888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Congregation Mikveh Israel (Philadelphia, Pa.); Anniversar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Front Cover]</text:p>
      <text:p text:style-name="P6">On the 26th anniversary/</text:p>
      <text:p text:style-name="P6">of the 7th st Synagogue/</text:p>
      <text:p text:style-name="P6"/>
      <text:p text:style-name="P5">[Page 1]</text:p>
      <text:p text:style-name="P5">Brethren/ <text:span text:style-name="T2">B</text:span><text:span text:style-name="T4"> An estimable lady-friend said to me last year/ about this season, that I committed a grievous error./ <text:s/>(It was not the first, nor can I hope it will be the last)/ She believed that had I followed then an almost uni-/-versal practice, a great end would have been accom-/-plished. <text:s/>It was </text:span><text:span text:style-name="T2">then</text:span><text:span text:style-name="T4"> the 25th anniversary of/ the dedication of this Synagogue. <text:s/>Its celebration with/ festive ceremonies on a week day, would have drawn/ here a throng, and free-will offerings would have poured/ in sufficient to redeem, partly at least, our congre-/-gational indebtedness. <text:s/>So my friend believed./ <text:s/>I confess that the idea of holding a celebration did oc-/-cur to me. <text:s/>But after having revolved in my mind/ the </text:span><text:span text:style-name="T5">pros</text:span><text:span text:style-name="T6"> and </text:span><text:span text:style-name="T5">cons</text:span><text:span text:style-name="T6"> I dismissed it. <text:s/>Not that my in-/-terest in the welfare of this sacred building had at all/ lessened. <text:s/>Nay: to have been able to tell, as a sister/ congregation in New York told last week to an editor/ of a city paper "Our Synagogue is entirely unencumbered,"/ would have afforded me veritable pleasure. <text:s/>But I/ asked myself: ought I to use a means-legitimate enough/ yet intended as a subterfuge, in order to induce the/</text:span></text:p>
      <text:p text:style-name="P5"><text:span text:style-name="T6"/></text:p>
      <text:p text:style-name="P5"><text:span text:style-name="T6">[Page 2]</text:span></text:p>
      <text:p text:style-name="P5"><text:span text:style-name="T6">wealthy among my constituents, to perform/ a duty which I have set before them with repeated/ </text:span><text:soft-page-break/><text:span text:style-name="T6">emphasis countless times? <text:s/>And if I fail, even despite/ the addition of that means, </text:span><text:span text:style-name="T3">adopted,</text:span><text:span text:style-name="T6"> will I not suffer the deepest/ mortification? <text:s/>These reflections disturbed me, and/ I let the occasion pass by unnoticed. <text:s/>But the/ </text:span><text:span text:style-name="T3">During</text:span><text:span text:style-name="T6"> twenty sixth year has arrived, and with it an-/-xious thoughts have crowded my mind. <text:s/>You/ will pardon me for making allusions to events which/ </text:span><text:span text:style-name="T3">occasion</text:span><text:span text:style-name="T6"> will cause pain</text:span><text:span text:style-name="T3">s</text:span><text:span text:style-name="T6">. <text:s/>During the last twelve months/ we have met with irreparable losses, more numerous,/ I judge, than we have sustained in the same space of/ time, since the erection of this minor sanctuary./ <text:s/>I call those losses "irreparable," because in too many/ instances the absence of the departed has not been/ </text:span><text:span text:style-name="T3">replaced</text:span><text:span text:style-name="T6"> supplied by their survivors, and because some of/ the survivors </text:span><text:span text:style-name="T3">Is</text:span><text:span text:style-name="T6"> after having joined us, withdrew/ for having grown indifferent to the religion of/ their deceased fathers. <text:s/>We should fervently/ pray that the coming fiscal year may prove/ more prosperous, but our supplications must be/ supported by personal and most earnest efforts./</text:span></text:p>
      <text:p text:style-name="P5"><text:span text:style-name="T6"/></text:p>
      <text:p text:style-name="P5"><text:span text:style-name="T6">[Page 3]</text:span></text:p>
      <text:p text:style-name="P5"><text:span text:style-name="T6">In proportion as the difficulties to obtain success increase,/ so must our exertions become stronger. <text:s/>When Israelites,/ married ones, at all events, would never have conceived the idea/ of remaining unconnected with a congregation, it might have/ been comparatively easy to </text:span><text:span text:style-name="T3">obtain</text:span><text:span text:style-name="T6"> secure an accession to our number./ <text:s/>But now sentiments have undergone a </text:span><text:span text:style-name="T3">lamentable</text:span><text:span text:style-name="T6"> stupendous change./ <text:s/>With the creation of pseudo Jewish orders; of independent/ </text:span><text:span text:style-name="T3">burial grounds</text:span><text:span text:style-name="T6"> cemeteries; of public hall worship at the lowest/ rate twice a year, and kindred indecorous institutions, the/ impediments to our material progress augments constantly./ <text:s/>I will illustrate my point. <text:s/>Not long ago, I was prompt-/-ed by sympathy to attend a funeral. <text:s/>While at the house/ of the bereaved, I looked but saw no one who was likely/ to officiate and either a word of consolation or </text:span><text:span text:style-name="T3">supplication</text:span><text:span text:style-name="T6"> of prayer. <text:s/>I made inquires, </text:span><text:span text:style-name="T3">about it,</text:span><text:span text:style-name="T6"> and learnt/ that the head of the family belonged to a wide-extended/ society which, by the payment of a small quarterly assess-/-ment, furnishes </text:span><text:span text:style-name="T3">money</text:span><text:span text:style-name="T6"> relief in case of sickness, hearse and/ carriages at death, ground for burial, and a stipulated sum,/ if the seven days of mourning are rigidly kept. <text:s/>Of course, the/ services of a minister are not engaged, that part is left/ to every one's free will and option./</text:span></text:p>
      <text:p text:style-name="P5"><text:span text:style-name="T6"/></text:p>
      <text:p text:style-name="P5"><text:span text:style-name="T6">[Page 4]</text:span></text:p>
      <text:p text:style-name="P5"><text:span text:style-name="T6">In the case which I have </text:span><text:span text:style-name="T3">quoted</text:span><text:span text:style-name="T6"> cited, the action might/ have had extenuating </text:span><text:span text:style-name="T3">causes</text:span><text:span text:style-name="T6"> circumstances in the humble position of the/ party, but how many who allow some of their earnings/ to vanish into smoke with great ease, as if </text:span><text:span text:style-name="T3">they</text:span><text:span text:style-name="T6"> money were/ valueless, prefer that cheap society method of showing their/ Judaism, to contributing to the maintenance of a house/ of God? <text:s/>It is owing to that fact that </text:span><text:span text:style-name="T3">our</text:span><text:span text:style-name="T6"> Rab-/-bis in America have seriously discussed </text:span><text:span text:style-name="T3">the question</text:span><text:span text:style-name="T6">, whe-/-ther measures should not be taken, with the view/ to protect the interest of established places of worship./ <text:s/>It was proposed that an agreement be entered into/ among ministerial officials to refuse any religious ceremony to/ persons of our faith unattached to a Synagogue. <text:s/>I thought/ the proposition irreligious, and dissented. <text:s/>But I do/ recognize the hardship. <text:s/>I cannot deny that the pre-/-sent state of affairs militates against the welfare/ of congregations. <text:s/>And ours more than others is/ exposed to dangers, which we must avert by </text:span><text:span text:style-name="T3">strenuously</text:span><text:span text:style-name="T6">/ strenuously endeavouring to fill our seats with occupants,/ even by waving rules, and welcoming him that can give/ only little, as him who is able to give much/ I will explain./</text:span></text:p>
      <text:p text:style-name="P5"><text:span text:style-name="T6"/></text:p>
      <text:p text:style-name="P5"><text:span text:style-name="T6">[Page 5]</text:span></text:p>
      <text:p text:style-name="P5"><text:span text:style-name="T6">We have never had a school directly connected/ with our congregation. <text:s/>Though the Education Society ema-/-nated from our midst, was largely supported by our/ members, and to this day its leading </text:span><text:span text:style-name="T3">spral</text:span><text:span text:style-name="T6"> spirit proceeds/ from among us; though the same may </text:span><text:span text:style-name="T3">be</text:span><text:span text:style-name="T6"> precisely/ be said of the Sunday Schools, still we do not offer the/ </text:span><text:span text:style-name="T3">supporters of</text:span><text:span text:style-name="T6"> attendants at this sanctuary the inducement, real or ima-/ginary, of having their children taught Hebrew and the/ Bible gratuitously. <text:s/>This </text:span><text:span text:style-name="T3">festive is</text:span><text:span text:style-name="T6"> circumstance acts greatly to our injury./ <text:s/>It is not enough that--without daring to make a boast/ of it--I have personally contributed to the spread, or, </text:span><text:span text:style-name="T3">rather</text:span><text:span text:style-name="T6"> if you will,/ to the preservation of a little knowledge of Hebrew in </text:span><text:soft-page-break/><text:span text:style-name="T6">Phi-/-ladelphia, more than all my colleagues. <text:s/>It is not enough/ that I have always placed my time at the disposal/ of young and old, who chose to learn our sacred literature,/ and have supplied schools with teachers of my own train-/-ing. <text:s/>It is not enough that I have invited to my/ Sunday and other days class all, irrespective of congregational </text:span><text:span text:style-name="T3">bias</text:span><text:span text:style-name="T6"> ties and </text:span><text:span text:style-name="T3">af-</text:span><text:span text:style-name="T6">/ </text:span><text:span text:style-name="T3">-forded</text:span><text:span text:style-name="T6"> asked no </text:span><text:span text:style-name="T3">question</text:span><text:span text:style-name="T6"> ritual question in affording general instruction. <text:s/>It is not enough that noise-/-lessly I have facilitated the acquirement of a familiarity/ with Holy Writ in its ethical as well as </text:span><text:span text:style-name="T3">well as</text:span><text:span text:style-name="T6"> its historical/ contents, by explanations conversationally given, by lectures &amp; exhortations and in no instance with the expectation or desire for a compensation./</text:span></text:p>
      <text:p text:style-name="P5"><text:span text:style-name="T6"/></text:p>
      <text:p text:style-name="P5"><text:span text:style-name="T6">[Page 6]</text:span></text:p>
      <text:p text:style-name="P5"><text:span text:style-name="T6">No: people must be assured that their sons and daugh-/-ters will gain such proficiency as it will enable/ them to be </text:span><text:span text:style-name="T5">confirmed</text:span><text:span text:style-name="T6"> with high honors. <text:s/>For that/ is the sum and substance of the instruction imparted/ in most of the congregational schools. <text:s/>Hebrew is not/ the main object, so true it is that its total abolition/ in Temples is urgently advocated in the pulpit &amp; the press, by reason of the dis-/-qualification of the young to join in the prayers re-/-cited in the language of the scriptures. <text:s/>Ought we/ then to try a </text:span><text:span text:style-name="T3">new</text:span><text:span text:style-name="T6"> similar plan, in order to draw adherents, ought/ we to open a daily school that we may rival sister con-/-gregations? <text:s/>Let me predict the effect of such a/ resolve. <text:s/>We would centralize an existing good, for/ fewer children would be likely to attend our classes, after public/ school hours in this locality, than those who frequent/ </text:span><text:span text:style-name="T3">those</text:span><text:span text:style-name="T6"> in the afternoon the town town[sic!] Hebrew free school. <text:s/>I say nothing of/ the expenditure that </text:span><text:span text:style-name="T3">resolve</text:span><text:span text:style-name="T6"> determination would entail, and which/ we are ill-prepared to assume. <text:s/>But in my mind the/ adoption of such a system would prove damaging to ano-/-ther institution. <text:s/>Now under the influence, which this/ congregation has actively or indirectly exercised, the Sunday/</text:span></text:p>
      <text:p text:style-name="P5"><text:span text:style-name="T6"/></text:p>
      <text:p text:style-name="P5"><text:span text:style-name="T6">[Page 7]</text:span></text:p>
      <text:p text:style-name="P5"><text:span text:style-name="T6">Schools have grown immensely. <text:s/>I am not given/ to flattery, but my hearers will bear me out, when I/ assert that the prestige lent by the women of this religious body and/ of an </text:span><text:span text:style-name="T3">similar religious body</text:span><text:span text:style-name="T6"> offshoot </text:span><text:span text:style-name="T3">of our</text:span><text:span text:style-name="T6"> thereof, has been </text:span><text:span text:style-name="T3">largely</text:span><text:span text:style-name="T6"> effectively at work in/ widening the sphere of our weekly institution. <text:s/>Should/ it be proclaimed that we have set up a separate one/ on Sunday morning, the continuance of that which has/ remained very nigh a half a century, would be imperilled[sic!], it/ would perhaps cease altogether. <text:s/>But then it is con-/-tended that such an event </text:span><text:span text:style-name="T3">would be</text:span><text:span text:style-name="T6"> is rather desirable. <text:s/>Boys/ and girls whose parents </text:span><text:span text:style-name="T3">belong</text:span><text:span text:style-name="T6"> are affiliated to a congregation would be/ sent there for a better instruction. <text:s/>Admit it for the sake/ of argument. <text:s/>Yet, I appeal to persons within reach of/ my voice, who are better qualified to answer the question./ <text:s/>They must honestly say, whether even in the up town/ Sunday School, a large number of the attendants are not/ the offspring of coreligionists, attached to no Jewish congre-/-gation, whose homes have no distinguishing Jewish features,/ whose outdoor example is not calculated to </text:span><text:span text:style-name="T3">benefit</text:span><text:span text:style-name="T6"> advance the/ Jewish cause? <text:s/>You cry "shame" and so do I, but will/ you deprive those little ones of the benefit they derive from/ some wholesome impressions in early life at a school,/</text:span></text:p>
      <text:p text:style-name="P5"><text:span text:style-name="T6"/></text:p>
      <text:p text:style-name="P5"><text:span text:style-name="T6">[Page 8]</text:span></text:p>
      <text:p text:style-name="P5"><text:span text:style-name="T6">where Biblical history is taught impartially and/ the Mosaic ordinances are expounded and recommended?/ <text:s/>Have I ever asserted that the course of studies is comprehensive, or that the present system is faultless? <text:s/>No:/ I would that the living word, more than the catechism/ should in every instance be the medium of religious/ tuition. <text:s/>I would that all who sit at the head of/ the classes be conscientious followers of the tenets they/ impart. <text:s/>I would that we had fewer instructors and/ better capacity employed in the working of the institution,/ so as to </text:span><text:span text:style-name="T3">secure</text:span><text:span text:style-name="T6"> ensure progress, punctuality and perfect disci-/-pline. <text:s/>But happy as I shall be to devote/ hereafter the whole morning of Sunday to either of/ the two schools, or to both as formerly, aiding, advising,/ lecturing, I will never </text:span><text:span text:style-name="T3">so</text:span><text:span text:style-name="T6"> offend the belief in which/ I was raised, and which I am bound to preach,/ never will I consent to limit my instruction to </text:span><text:soft-page-break/><text:span text:style-name="T6">the/ ethics of Holy Writ, excluding the ceremonial/ precepts and the testimonies of the Lord. <text:s/>Do not/ </text:span><text:span text:style-name="T3">rail at</text:span><text:span text:style-name="T6"> mock me by saying that any how those precepts/ and testimonies will go unheeded in the turmoil of a/ busy life, or through the ruling spirit of the time./</text:span></text:p>
      <text:p text:style-name="P5"><text:span text:style-name="T6"/></text:p>
      <text:p text:style-name="P5"><text:span text:style-name="T6">[Page 9]</text:span></text:p>
      <text:p text:style-name="P5"><text:span text:style-name="T6">Shall I forswear my trust, or counsel my colabours to disgrace/ the memory of the pious ones who have directed the Sunday School, by turning/ it into an ethical culture, or an agnostic school? <text:s/>The though is im-/-piety. <text:s/>Let Radicalism or materialism do their worst. <text:s/>We shall/ instill obedience to the Lord and to Moses His servant agreeably to conservatism. <text:s/>Understand,/ not once have I so demeaned myself as to ask any of the Sunday School </text:span><text:span text:style-name="T3">my</text:span><text:span text:style-name="T6"> pupils/ to attend worship here rather than elsewhere, but if poor parents re-/-quested that their children who go there be privileged to be first called to the Law in/ our Synagogue, I have unhesitatingly consented. <text:s/>Would that all/ who received that favor had remembered it. <text:s/>We might now/ be stronger numerically and financially. <text:s/>But it behooves/ all who belong to </text:span><text:span text:style-name="T3">it</text:span><text:span text:style-name="T6"> us, to seek our increase by pleading in behalf of/ this holy house with friend and acquaintances. <text:s/>I beg/ for it </text:span><text:span text:style-name="T3">in the name of conservatism,</text:span><text:span text:style-name="T6"> on this twenty sixth anniversary. <text:s/>I hopefully/ look to the directors of this ancient and respectable/ congregation in Israel to infuse into it a fresher life, energy/ and consistency. <text:s/>Oh may it last for ever! <text:s/>May it </text:span><text:span text:style-name="T3">show</text:span><text:span text:style-name="T6">/ stand high as a beacon to the erring, rescuing many from/ sin, causing multitudes to find the path of salvation/ and eternal joy [Hebrew]/ [Hebrew] "Those who are wise shall shine like the brightness/ of the firmament, and they who </text:span><text:span text:style-name="T3">bring [?]</text:span><text:span text:style-name="T6"> bring many to righteousness like the stars for ever &amp; ever/ 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27T15:01:52.29</meta:creation-date>
    <meta:document-statistic meta:table-count="0" meta:image-count="0" meta:object-count="0" meta:page-count="5" meta:paragraph-count="81" meta:word-count="2122" meta:character-count="12981"/>
    <dc:date>2012-09-27T15:46:23.35</dc:date>
    <dc:creator>Penn Libraries</dc:creator>
    <meta:editing-duration>PT00H00M49S</meta:editing-duration>
    <meta:editing-cycles>1</meta:editing-cycles>
    <meta:generator>OpenOffice.org/3.2$Win32 OpenOffice.org_project/320m12$Build-9483</meta:generator>
  </office:meta>
</office:document-meta>
</file>